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text-properties fo:font-weight="bold" style:font-weight-asian="bold"/>
    </style:style>
    <style:style style:name="P2" style:family="paragraph" style:parent-style-name="List_20_Paragraph">
      <style:paragraph-properties fo:margin-top="0cm" fo:margin-bottom="0.353cm" loext:contextual-spacing="tru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>
      <style:text-properties fo:font-weight="bold" style:font-weight-asian="bold"/>
    </style:style>
    <style:style style:name="T1" style:family="text">
      <style:text-properties officeooo:rsid="00129d35"/>
    </style:style>
    <style:style style:name="T2" style:family="text">
      <style:text-properties officeooo:rsid="001896d1"/>
    </style:style>
    <style:style style:name="T3" style:family="text">
      <style:text-properties officeooo:rsid="001c02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ros alunos,</text:p>
      <text:p text:style-name="Standard"/>
      <text:p text:style-name="Standard">O trabalho consiste em elaborar um projeto de com o auxílio de uma ferramenta eletrônica. <text:span text:style-name="T3">Escolham a ferramenta de sua preferência e</text:span>o formato final que vocês devem enviar para o email <text:a xlink:type="simple" xlink:href="mailto:telecken@gmail.com" text:style-name="ListLabel_20_13" text:visited-style-name="ListLabel_20_13"><text:span text:style-name="Internet_20_link">telecken@gmail.com</text:span></text:a> é o pdf.</text:p>
      <text:p text:style-name="P3">Itens do trabalho</text:p>
      <text:list xml:id="list1625917406" text:style-name="WWNum1">
        <text:list-item>
          <text:p text:style-name="P5">Mapa do site</text:p>
        </text:list-item>
        <text:list-item>
          <text:p text:style-name="P5">Protótipo de todas as pgs</text:p>
        </text:list-item>
      </text:list>
      <text:p text:style-name="P1"/>
      <text:p text:style-name="P3"><text:bookmark text:name="_GoBack"/>O site deve conter no mínimo</text:p>
      <text:p text:style-name="Standard">- 5 páginas com estruturas diferentes no nível principal (principal, contato, empresa,...)</text:p>
      <text:p text:style-name="Standard">-1 página com sub-páginas (3 no mínimo). </text:p>
      <text:p text:style-name="Standard">- <text:s/>Deve ter uma pg com galeria de fotos</text:p>
      <text:p text:style-name="Standard">- Deve ter um formulário com <text:span text:style-name="T1">nomínimo </text:span>15 itens, sendo <text:span text:style-name="T1">10</text:span> diferent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0:30:00</meta:creation-date>
    <meta:initial-creator>Telecken</meta:initial-creator>
    <dc:language>pt-BR</dc:language>
    <dc:date>2018-03-07T22:12:00.552000000</dc:date>
    <meta:editing-cycles>7</meta:editing-cycles>
    <meta:editing-duration>PT23M22S</meta:editing-duration>
    <meta:generator>LibreOffice/6.0.1.1$Windows_X86_64 LibreOffice_project/60bfb1526849283ce2491346ed2aa51c465abfe6</meta:generator>
    <meta:document-statistic meta:table-count="0" meta:image-count="0" meta:object-count="0" meta:page-count="1" meta:paragraph-count="10" meta:word-count="96" meta:character-count="546" meta:non-whitespace-character-count="46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